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rupo 4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" table:default-cell-style-name="ce2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1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ções</text:p>
          </table:table-cell>
          <table:table-cell office:value-type="string" calcext:value-type="string">
            <text:p>Pré-condiçõe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ELET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anhar(c1)</text:p>
          </table:table-cell>
          <table:table-cell office:value-type="string" calcext:value-type="string">
            <text:p>saco(nada), objecto(c1,P1), agente(P1)</text:p>
          </table:table-cell>
          <table:table-cell office:value-type="string" calcext:value-type="string">
            <text:p>saco(c1)</text:p>
          </table:table-cell>
          <table:table-cell office:value-type="string" calcext:value-type="string">
            <text:p>saco(nada), objecto(c1, P1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anhar(c2)</text:p>
          </table:table-cell>
          <table:table-cell office:value-type="string" calcext:value-type="string">
            <text:p>saco(c1), objecto(c2,P2), agente(P2)</text:p>
          </table:table-cell>
          <table:table-cell office:value-type="string" calcext:value-type="string">
            <text:p>saco(c2)</text:p>
          </table:table-cell>
          <table:table-cell office:value-type="string" calcext:value-type="string">
            <text:p>objecto(c2,P2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anhar(c3)</text:p>
          </table:table-cell>
          <table:table-cell office:value-type="string" calcext:value-type="string">
            <text:p>saco(c2), objecto(c3,P3), agente(P3)</text:p>
          </table:table-cell>
          <table:table-cell office:value-type="string" calcext:value-type="string">
            <text:p>saco(c3)</text:p>
          </table:table-cell>
          <table:table-cell office:value-type="string" calcext:value-type="string">
            <text:p>objecto(c3,P3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ver(P1, P2)</text:p>
          </table:table-cell>
          <table:table-cell office:value-type="string" calcext:value-type="string">
            <text:p>bloqueada(P3), agente(P1)</text:p>
          </table:table-cell>
          <table:table-cell office:value-type="string" calcext:value-type="string">
            <text:p>agente(P2)</text:p>
          </table:table-cell>
          <table:table-cell office:value-type="string" calcext:value-type="string">
            <text:p>agente(P1)</text:p>
          </table:table-cell>
          <table:table-cell table:number-columns-repeated="10"/>
        </table:table-row>
        <table:table-row table:style-name="ro1">
          <table:table-cell/>
          <table:table-cell table:style-name="ce2" table:number-columns-repeated="4"/>
          <table:table-cell table:number-columns-repeated="1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x2.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9" table:number-rows-spanned="1">
            <text:p>estado_inicial( [ objecto(c1, p(3, 6) ), objecto(c2, p(1, 3) ), objecto(c3, p(6,6) ), agente( p(1, 1) ),</text:p>
          </table:table-cell>
          <table:covered-table-cell table:number-columns-repeated="8"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bloqueada( p(4, 2) ), bloqueada( p(5, 2) ), bloqueada( p(5, 3) ), saco(nada) ] ).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7" table:number-rows-spanned="1">
            <text:p>estado_final( [ agente( p(1, 4) ), bloqueada( p(4, 2) ), bloqueada( p(5, 2) ), bloqueada( p(5, 3) ),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4" table:number-rows-spanned="1">
            <text:p>saco(c1), saco(c2), saco(c3) ] ).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ex3.</text:p>
          </table:table-cell>
          <table:table-cell table:style-name="ce2" table:number-columns-repeated="4"/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4" table:number-rows-spanned="1">
            <text:p>sequencia de acçoes: mover(p(1,1), p(2,1)), mover(p(2,1), p(2,2)), mover(p(2,2), p(2,3)), mover(p(2,3), p(2,4)), mover(p(2,4), p(2,5)), mover(p(2,5), p(2,6)), mover(p(2,6), p(3,6)), apanhar(c1), mover(p(3,6), p(2,6)), mover(p(2,6), p(2,5)), mover(p(2,5), p(2,4)), mover(p(2,4), p(2,3)), mover(p(2,3), p(1,3)), apanhar(c2), mover(p(1,3), p(2,3)), mover(p(2,3), p(3,3)), mover(p(3,3), p(4,3)), mover(p(4,3), p(4,4)), mover(p(4,4), p(5,4)), mover(p(5,4), p(6,4)), mover(p(6,4), p(6,5)), mover(p(6,5), p(6,6)), apanhar(c3), mover(p(6,6), p(6,5)), mover(p(6,5), p(6,4)), mover(p(6,4), p(6,3)), mover(p(6,3), p(6,2)), mover(p(6,2), p(6,1)), mover(p(6,1), p(5,1)), mover(p(5,1), p(4,1))</text:p>
          </table:table-cell>
          <table:covered-table-cell table:number-columns-repeated="3" table:style-name="Default"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table:number-columns-spanned="8" table:number-rows-spanned="1"/>
          <table:covered-table-cell table:number-columns-repeated="7" table:style-name="Default"/>
          <table:table-cell table:number-columns-repeated="6"/>
        </table:table-row>
        <table:table-row table:style-name="ro1">
          <table:table-cell/>
          <table:table-cell table:number-columns-spanned="8" table:number-rows-spanned="1"/>
          <table:covered-table-cell table:number-columns-repeated="7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6:44:24.750350495</meta:creation-date>
    <dc:date>2016-08-15T23:56:20.758621525</dc:date>
    <meta:editing-duration>PT6H56M46S</meta:editing-duration>
    <meta:editing-cycles>1</meta:editing-cycles>
    <meta:document-statistic meta:table-count="1" meta:cell-count="28" meta:object-count="0"/>
    <meta:generator>LibreOffice/5.0.6.3$Linux_X86_64 LibreOffice_project/00m0$Build-3</meta:generator>
  </office:meta>
</office:document-meta>
</file>